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2" svg:font-family="aria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orphans="2" fo:widows="2"/>
    </style:style>
    <style:style style:name="P5" style:family="paragraph" style:parent-style-name="Text_20_body">
      <style:paragraph-properties fo:orphans="2" fo:widows="2" fo:padding="0in" fo:border="none"/>
    </style:style>
    <style:style style:name="P6" style:family="paragraph" style:parent-style-name="Heading_20_3">
      <style:paragraph-properties fo:margin-left="0in" fo:margin-right="0in" fo:orphans="2" fo:widows="2" fo:text-indent="0in" style:auto-text-indent="false"/>
      <style:text-properties style:font-name="arial" fo:font-size="13pt" style:font-size-asian="13pt" style:font-size-complex="13pt"/>
    </style:style>
    <style:style style:name="P7"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8"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9"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font-weight-asian="bold" style:font-weight-complex="bold"/>
    </style:style>
    <style:style style:name="P10" style:family="paragraph" style:parent-style-name="Text_20_body">
      <style:paragraph-properties fo:orphans="2" fo:widows="2"/>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fo:orphans="2" fo:widows="2" fo:padding="0in" fo:border="none"/>
      <style:text-properties fo:font-variant="normal" fo:text-transform="none" fo:color="#000000" style:font-name="arial1" fo:font-size="12pt" fo:letter-spacing="normal" fo:font-style="normal" fo:font-weight="normal"/>
    </style:style>
    <style:style style:name="P13" style:family="paragraph" style:parent-style-name="Text_20_body">
      <style:paragraph-properties fo:text-align="start" style:justify-single-word="false" fo:orphans="2" fo:widows="2" fo:break-before="page"/>
      <style:text-properties fo:font-variant="normal" fo:text-transform="none" fo:color="#000000" style:font-name="arial1" fo:font-size="12pt" fo:letter-spacing="normal" fo:font-style="normal" fo:font-weight="bold"/>
    </style:style>
    <style:style style:name="P1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1" fo:font-size="12pt" fo:letter-spacing="normal" fo:font-style="normal" fo:font-weight="normal"/>
    </style:style>
    <style:style style:name="T3" style:family="text">
      <style:text-properties fo:font-variant="normal" fo:text-transform="none" fo:color="#000000" style:font-name="arial1" fo:font-size="12pt" fo:letter-spacing="normal" fo:font-style="normal" fo:font-weight="normal" fo:background-color="#ffe500"/>
    </style:style>
    <style:style style:name="T4" style:family="text">
      <style:text-properties fo:font-variant="normal" fo:text-transform="none" fo:color="#664d9f" style:font-name="arial1" fo:font-size="12pt" fo:letter-spacing="normal" fo:font-style="normal" fo:font-weight="normal"/>
    </style:style>
    <style:style style:name="T5" style:family="text">
      <style:text-properties fo:font-weight="normal"/>
    </style:style>
    <style:style style:name="T6" style:family="text">
      <style:text-properties style:font-weight-asian="bold" style:font-weight-complex="bold"/>
    </style:style>
    <style:style style:name="T7" style:family="text">
      <style:text-properties fo:color="#664d9f"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uía de traducciones del manual <text:line-break/>de PHP.net al Castellano<text:line-break/>FASE 1</text:h>
      <text:p text:style-name="P11"/>
      <text:p text:style-name="P8"><text:span text:style-name="T6">Requerimientos:</text:span><text:span text:style-name="T5"><text:line-break/>Tener conocimientos de Inglés, Castellano (Español de España), PHP, SVN (Subversion). </text:span></text:p>
      <text:p text:style-name="P8"><text:span text:style-name="T5"/></text:p>
      <text:p text:style-name="P9">FASE 1</text:p>
      <text:p text:style-name="P8"><text:span text:style-name="T5">Tenemos un repositorio de pruebas en GoogleCode donde puedes enviar los ficheros<text:line-break/>que traduzcas para poder demostrar tus habilidades de traducción y capacidad para usar SVN. El repositorio en si, no representa una copia completa de nuestro trabajo.</text:span></text:p>
      <text:p text:style-name="P8"><text:span text:style-name="T5">¿Que ficheros puedo empezar traducir?</text:span></text:p>
      <text:p text:style-name="P8"><text:span text:style-name="T5"/></text:p>
      <text:p text:style-name="P8"><text:span text:style-name="T5">Los que no están traducidos todavía: <text:line-break/></text:span><text:a xlink:type="simple" xlink:href="http://doc.php.net/php/es/revcheck.php?p=missfiles"><text:span text:style-name="T5">http://doc.php.net/php/es/revcheck.php?p=missfiles</text:span></text:a></text:p>
      <text:p text:style-name="P8"><text:span text:style-name="T5"/></text:p>
      <text:p text:style-name="P8"><text:span text:style-name="T5">De los cuales nadie dice que está trabajando:<text:line-break/></text:span><text:a xlink:type="simple" xlink:href="http://svn.php.net/repository/phpdoc/es/trunk/translation.xml"><text:span text:style-name="T5">http://svn.php.net/repository/phpdoc/es/trunk/translation.xml</text:span></text:a></text:p>
      <text:p text:style-name="P8"><text:span text:style-name="T5">y </text:span><text:a xlink:type="simple" xlink:href="http://phpdoc-es.googlecode.com/svn/trunk/translation.xml"><text:span text:style-name="T5">http://phpdoc-es.googlecode.com/svn/trunk/translation.xml</text:span></text:a></text:p>
      <text:p text:style-name="P8"><text:span text:style-name="T5"/></text:p>
      <text:p text:style-name="P8"><text:span text:style-name="T5">Ok ya se que ficheros quiero traducir. ¿y ahora que?</text:span></text:p>
      <text:p text:style-name="P8"><text:span text:style-name="T5">Necesitas cuenta en GoogleCode.</text:span></text:p>
      <text:p text:style-name="P8"><text:span text:style-name="T5">Si has escrito a Yago desde tu cuenta G-Mail seguramente ya te habrá añadido como miembro del repositorio de GoogleCode. Sino, tienes que enviarle un E-Mail: </text:span><text:a xlink:type="simple" xlink:href="mailto:yago@php.net"><text:span text:style-name="T5">yago@php.net</text:span></text:a><text:span text:style-name="T5"> para que te añada.</text:span></text:p>
      <text:p text:style-name="P8"><text:span text:style-name="T5">Para poder navegar es de libre acceso (como ya te habrás dado cuenta) pero para poder enviar ficheros tienes que hacer un checkout con tu nombre de usuario y contraseña y con la diferencia que debes descargar desde HTTPS en lugar desde HTTP. </text:span></text:p>
      <text:p text:style-name="P13"><text:span text:style-name="T5"/></text:p>
      <text:p text:style-name="P8"><text:span text:style-name="T5">Tu usuario es tu cuenta G-Mail. </text:span></text:p>
      <text:p text:style-name="P8"><text:span text:style-name="T5">Pero tu contraseña NO es la de tu cuenta G-Mail. Para conseguirla debes logarte aquí: </text:span><text:a xlink:type="simple" xlink:href="http://code.google.com/p/phpdoc-es/source/checkout"><text:span text:style-name="T7">http://code.google.com/p/phpdoc-es/source/checkout</text:span></text:a></text:p>
      <text:p text:style-name="P8"><text:span text:style-name="T5">y hacer clic en el enlace '</text:span><text:a xlink:type="simple" xlink:href="http://googlecode.com/" office:target-frame-name="_blank" xlink:show="new"><text:span text:style-name="T7">googlecode.com</text:span></text:a><text:span text:style-name="T5"> password'. Una vez tengas todos estos datos debes hacer tu primer Checkout <text:s/>desde aquí:</text:span></text:p>
      <text:p text:style-name="P12"><text:a xlink:type="simple" xlink:href="https://phpdoc-es.googlecode.com/svn/trunk/"><text:span text:style-name="T1">https://phpdoc-es.googlecode.com/svn/trunk/</text:span></text:a></text:p>
      <text:p text:style-name="P4"><text:span text:style-name="T4"/></text:p>
      <text:p text:style-name="P5"><text:span text:style-name="T2">¿Que es el fichero translations.xml? Es el primer fichero que debes aprender como funciona. Cada uno de nosotros, antes de enviar ningún fichero al repositorio, antes de empezar a traducir, </text:span><text:span text:style-name="T3">antes editar el fichero debemos primero hacer un update usando el cliente SVN</text:span><text:span text:style-name="T2">. Te darás cuenta que ya existe una lista de usuarios que están trabajando en ciertos directorios o ficheros. Esta es la manera que usamos para no duplicar el trabajo y garantizar que cada uno está trabajando en ficheros distintos.</text:span></text:p>
      <text:h text:style-name="P6" text:outline-level="3">11. Traduce y envía tus cambios al repositorio de Google code.</text:h>
      <text:p text:style-name="P3"><text:s/>Para traducir un nuevo fichero hay que usar como base el original en Inglés, es decir, hacer una copia del fichero en Inglés y ubicarlo en el directorio adecuado del Repositorio de GoogleCod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Una vez hecho esto, se deberá indicar al fichero su nueva codificación. En la primera línea:</text:p>
      <text:p text:style-name="P3"># cambiar:</text:p>
      <text:p text:style-name="P3">&lt;?xml version="1.0" encoding="iso-8859-1"?&gt; </text:p>
      <text:p text:style-name="P3"># por:</text:p>
      <text:p text:style-name="P3">&lt;?xml version="1.0" encoding="utf-8"?&gt; </text:p>
      <text:p text:style-name="P3">Una vez transformado el fichero está listo para empezar su traducción. Recuerda es muy importante mantener la estructura en Inglés como base porque puede que el XML (DocBook) haya cambiado respecto a la versión de la traducción antigua. Una vez hayas traducido todo el fichero, recomiendo leerlo y repasarlo otra vez para asegurarse que todo tenga sentido no te hayas dejado nada y no hayan traduciones literales</text:p>
      <text:p text:style-name="P4"><text:span text:style-name="T2">Por favor traduce un apartado o función, envíalo al repositorio y envíame un E-Mail para enviarte la información de lo que has traducido y te enviaré el documento para empezar la FASE 2. </text:span></text:p>
      <text:p text:style-name="P4"><text:span text:style-name="T2">¡Buena suer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2" svg:font-family="aria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Yago Ferrer v.<text:date style:data-style-name="N37" text:date-value="2010-02-07T20:47:58.98" text:fixed="true">02/07/10</text:date></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03T20:21:23</dc:date>
    <meta:editing-duration>PT02H47M54S</meta:editing-duration>
    <meta:editing-cycles>41</meta:editing-cycles>
    <meta:generator>OpenOffice.org/3.1$Linux OpenOffice.org_project/310m19$Build-9420</meta:generator>
    <meta:document-statistic meta:table-count="0" meta:image-count="0" meta:object-count="0" meta:page-count="2" meta:paragraph-count="28" meta:word-count="525" meta:character-count="3438"/>
  </office:meta>
</office:document-meta>
</file>